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fo:color="#669933"/>
    </style:style>
    <style:style style:name="P4" style:family="paragraph" style:parent-style-name="Text_20_body">
      <style:text-properties fo:color="#669933"/>
    </style:style>
    <style:style style:name="P5" style:family="paragraph" style:parent-style-name="Text_20_body">
      <style:text-properties fo:color="#ff3333"/>
    </style:style>
    <style:style style:name="T1" style:family="text" style:parent-style-name="Strong_20_Emphasis">
      <style:text-properties fo:font-size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OSWorkflow基本概念</text:h>
      <text:section text:style-name="Sect1" text:name="main">
        <text:p text:style-name="P2"><text:span text:style-name="T1">Step</text:span></text:p>
        <text:p text:style-name="P2">大致相当于<text:span text:style-name="Strong_20_Emphasis">流程所在的位置</text:span>。譬如企业年检，年检报告书在企业端算一个step，在工商局算第二个step， 在复核窗口算第三个step。每个step可以有多种状态（status）和多个动作（action），用 Workflow.getCurrentSteps()可以获得所有当前的step（如果有并列流程，则可能同时有多个step，例如一次年检可能同时位 于“初审”step和“广告经营资格审查”step）。</text:p>
        <text:p text:style-name="P2"> </text:p>
        <text:p text:style-name="P2"><text:span text:style-name="T1">Status</text:span></text:p>
        <text:p text:style-name="P2"><text:span text:style-name="Strong_20_Emphasis">流程在某个step中的状态</text:span>。很容易理解，譬如“待认领”、“审核不通过”之类的。OSWorkflow中的状态完全是由开发者自定义的，状态判别纯粹是字符串比对，灵活性相当强，而且可以把定义文件做得很好看。</text:p>
        <text:p text:style-name="P2"> </text:p>
        <text:p text:style-name="P2"><text:span text:style-name="T1">Action</text:span></text:p>
        <text:p text:style-name="P2"><text:span text:style-name="Strong_20_Emphasis">导致流程状态变迁的动作</text:span>。一个action典型地由两部分组成：可以执行此动作的条件（conditions），以及执行此动作的结果（results）。条件可以用BeanShell脚本来判断，因此具有很大的灵活性，几乎任何与流程相关的东西都可以用来做判断。</text:p>
        <text:p text:style-name="P2"> </text:p>
        <text:p text:style-name="P2"><text:span text:style-name="T1">Result</text:span></text:p>
        <text:p text:style-name="P2"><text:span text:style-name="Strong_20_Emphasis">执行动作后的结果</text:span>。这是个比较重要的概念。result分为两种，conditional-result和 unconditional-result。执行一个动作之后，首先判断所有conditional-result的条件是否满足，满足则使用该结果；如 果没有任何contidional-result满足条件，则使用unconditional-result。unconditional-result 需要指定两部分信息：old-status，表示“当前step的状态变成什么”；后续状态，可能是用step+status指定一个新状态，也可能进入 split或者join。</text:p>
        <text:p text:style-name="P2"> </text:p>
        <text:p text:style-name="P2">conditional-result非常有用。还是以年检为例，同样是提交年检报告书，“未提交”和“被退回”是不同的状态，在这两个状态基 础上执行“提交”动作，结果分别是“初次提交”和“退回之后再次提交”。这时可以考虑在“提交”动作上用conditional-result。</text:p>
        <text:p text:style-name="P2"> </text:p>
        <text:p text:style-name="P2"><text:span text:style-name="T1">Split/Join</text:span></text:p>
        <text:p text:style-name="P2"><text:span text:style-name="Strong_20_Emphasis">流程的切分和融合</text:span>。很简单的概念，split提供多个result；join则判断多个current step的状态，提供一个result。</text:p>
        <text:p text:style-name="P2"> </text:p>
        <text:p text:style-name="P2">*     *     *</text:p>
        <text:p text:style-name="P2"> </text:p>
        <text:p text:style-name="P2">熟悉这些概念，在流程定义中尽量使用中文，可以给业务代码和表现层带来很多方便。</text:p>
        <text:p text:style-name="P2">2004年04月12日, 星期一 14:24 (113138)</text:p>
      </text:section>
      <text:section text:style-name="Sect1" text:name="Section1">
        <text:h text:style-name="P1" text:outline-level="1" text:is-list-header="true"><text:bookmark text:name="main"/>OSWorkflow概念：owner、caller和wfId</text:h>
        <text:p text:style-name="P2">以 前的理解有所偏差。owner和caller应该以某种方式与组织机构模型关联（譬如就是一个Party的ID），wfId应该以某种方式与被处理实体 （例如公文实体）关联。OSWorkflow建议的关联方式是在被处理实体中加上wfId字段。owner和caller与实际的组织机构模型关联之后， 才能在工作流端提供“待办事宜”、“我的任务”之类信息，否则业务应用必须对工作流状态和权限判断之后提供这些信息。</text:p>
        <text:p text:style-name="P2"> </text:p>
        <text:p text:style-name="P2">感谢Quake Wang的指点。Weinberg说他成功的秘诀在于有一个支持网络，我的支持网络里又多了一个工作流高手。</text:p>
        <text:p text:style-name="P2">2004年04月17日, 星期六 16:30 (119788)</text:p>
      </text:section>
      <text:section text:style-name="Sect1" text:name="Section2">
        <text:h text:style-name="P1" text:outline-level="1" text:is-list-header="true"><text:bookmark text:name="main1"/>银狐的工作流</text:h>
        <text:p text:style-name="P2">认识银狐999都有两年多了吧？第一次见面是在栗正酒吧的聚会上，当时他就说在研究工作流。现在看看他的网站（<text:a xlink:type="simple" xlink:href="http://javafox.vip.myrice.com/" office:target-frame-name="_blank" xlink:show="new">http://javafox.vip.myrice.com/</text:a>）是有所小成了。恰好我们也有关于工作流产品的计划，以后可以多跟他讨教。</text:p>
        <text:p text:style-name="P2"> </text:p>
        <text:p text:style-name="P2"><text:a xlink:type="simple" xlink:href="http://javafox.vip.myrice.com/workflow/workflow_patterns_changchenghu_11.pdf" office:target-frame-name="_blank" xlink:show="new"><text:span text:style-name="T2">《工作流模型分析_1.1版》</text:span></text:a></text:p>
        <text:p text:style-name="P2"> </text:p>
        <text:p text:style-name="P2"><text:a xlink:type="simple" xlink:href="http://javafox.vip.myrice.com/workflow/Workflow_Authorization_Model_changchenghu_v1.0.pdf" office:target-frame-name="_blank" xlink:show="new"><text:span text:style-name="T2">《工作流授权控制模型 1.0版》</text:span></text:a></text:p>
        <text:p text:style-name="P2"> </text:p>
        <text:p text:style-name="P2"><text:a xlink:type="simple" xlink:href="http://javafox.vip.myrice.com/doc/2004_02_19_workflow_features_2004A_beta.pdf" office:target-frame-name="_blank" xlink:show="new"><text:span text:style-name="T3">《工作流系统功能列表2004A版初稿》</text:span></text:a></text:p>
        <text:p text:style-name="P2"> </text:p>
        <text:p text:style-name="P2"><text:a xlink:type="simple" xlink:href="http://javafox.vip.myrice.com/doc/2004_02_07_workflow_three_market.pdf" office:target-frame-name="_blank" xlink:show="new"><text:span text:style-name="T2">《小论工作流应用在国内的三大未来市场》</text:span></text:a> </text:p>
        <text:p text:style-name="P2"> </text:p>
        <text:p text:style-name="P2">在开发者里面，银狐是比较少的那种爱思考、爱写作、爱交流的。记得在北京见他时，两个人都还是“恰同学少年”，稚嫩得紧。现在应该都成熟多了吧？只是不知道什么时候还能再见面了。</text:p>
        <text:p text:style-name="P2">2004年04月3日, 星期六 19:43 (102280)</text:p>
      </text:section>
      <text:section text:style-name="Sect1" text:name="Section3">
        <text:h text:style-name="P1" text:outline-level="1" text:is-list-header="true"><text:bookmark text:name="main2"/>Shark第一印象</text:h>
        <text:p text:style-name="P2">试了一下Enhydra Shark工作流引擎，暂时还不知道如何编程使用，只有一些肤浅的印象。</text:p>
        <text:p text:style-name="P2"> </text:p>
        <text:p text:style-name="P2"><text:span text:style-name="Strong_20_Emphasis">庞大</text:span>——比OSWorkflow和Werkflow都大了许多，概念非常完整，一时间还很难完全理解这些概 念。对于OSWorkflow和Werkflow这种轻量级工作流来说，要管理的唯一目标就是流程实例（process instance），操纵流程实例的状态变迁，至于如何使用流程实例、状态如何发展，都在工作流引擎之外。Shark管理的目标要宽泛得多，比如有 User和UserGroup的概念，用户必须有此角色（即group）才能涉足此流程。不知道这会不会和统一用户管理平台冲突。</text:p>
        <text:p text:style-name="P2"> </text:p>
        <text:p text:style-name="P2"><text:span text:style-name="Strong_20_Emphasis">标准</text:span>——完全符合WfMC参考模型，并且没有任何额外扩展，采用XPDL作为工作流定义语言。标准是好事， 但是对于一些比较特殊的流程，我担心它的扩展能力。比如电子政务中经常会出现一种“无序流程”（只要领导插手，就可以随便到任何位置），WfMC是否能支 持呢？另外，Enhydra提供JaWE编辑器，可能是最好的XPDL可视化编辑器。</text:p>
        <text:p text:style-name="P2"> </text:p>
        <text:p text:style-name="P2"><text:span text:style-name="Strong_20_Emphasis">支持多语言插件</text:span>——对于需要自动执行的流程，Shark允许插入多种语言的运行单元，包括Java、 JavaScript、BeanShell、Python等等，相信提供对Groovy的支持也会很简单。我们自己的工作流不支持自动执行， OSWorkflow只支持简单的BeanShell（语句直接写在配置文件中）。</text:p>
        <text:p text:style-name="P2"> </text:p>
        <text:p text:style-name="P2"><text:span text:style-name="Strong_20_Emphasis">持久化</text:span>——默认的持久化方式是DODS，这是Enhydra自己做的一个O/R mapping。原来用的数据库是HSQL，我今天尝试迁移到MySQL还没有成功，因此也不知道这个持久化机制究竟如何。另外还提供LDAP的持久化， 持久化方式的移植也不知道是否困难。我相信O/R mapping基础上移植不会太难。</text:p>
        <text:p text:style-name="P2"> </text:p>
        <text:p text:style-name="P2"><text:span text:style-name="Strong_20_Emphasis">服务接口</text:span>——可以作为应用程序的一部分在代码级集成，也可以作为外部服务通过RPC集成。Shark很重视 CORBA接口，对于异构环境的集成应该是很有帮助的。这里也有一点性能上的顾虑：应用内集成时，工作流引擎和工作流实例会不会带来太大的性能开销？毕竟 它给我一种重量级的感觉。</text:p>
        <text:p text:style-name="P2"> </text:p>
        <text:p text:style-name="P2">明天如果有空就继续尝试，先把应用内集成搞明白，那么RPC集成也就简单了。</text:p>
        <text:p text:style-name="P2">2004年04月6日, 星期二 20:48 (106028)</text:p>
      </text:section>
      <text:section text:style-name="Sect1" text:name="Section4">
        <text:h text:style-name="P1" text:outline-level="1" text:is-list-header="true"><text:bookmark text:name="main3"/>信息系统的中心</text:h>
        <text:p text:style-name="P2">魔之眼：ｃｍｓ千秋万载，一统ＩＴ</text:p>
        <text:p text:style-name="P2"><text:a xlink:type="simple" xlink:href="http://gigix.blogdriver.com/showBlog.do?bloggerID=22354&amp;diaryID=106273" office:target-frame-name="_blank" xlink:show="new">http://gigix.blogdriver.com/showBlog.do?bloggerID=22354&amp;diaryID=106273</text:a></text:p>
        <text:p text:style-name="P2"> </text:p>
        <text:p text:style-name="P2">项目做得多一点，就逐渐发现：信息系统往往有一个中心，其他东西从这个中心上面扩展出来。像政府形象网站，中心一般就是CMS，用户权限指的是 “对内容的管理权限”，工作流指的是“内容的审批流程”。有个朋友做的是以工作流为中心的业务集成，就用了Shark这样的重量级工作流引擎，用户管理都 由Shark代劳了。现在做着统一用户管理平台，不禁要想：有没有以“用户管理”为中心的信息系统呢？呵呵，没准还真有。</text:p>
        <text:p text:style-name="P2">2004年04月7日, 星期三 11:40 (106491)</text:p>
      </text:section>
      <text:section text:style-name="Sect1" text:name="Section5">
        <text:h text:style-name="P1" text:outline-level="1" text:is-list-header="true"><text:bookmark text:name="main4"/>跟OSWorkflow奋斗一天</text:h>
        <text:p text:style-name="P2">解决了两个问题：</text:p>
        <text:p text:style-name="P2"> </text:p>
        <text:p text:style-name="P2"><text:span text:style-name="Strong_20_Emphasis">不能根据Hibernate映射文件生成数据库</text:span>??用SchemaExport生成数据库的时候， DOM4J报错“org.xml.sax.driver”系统属性没有设置。查看了一下，在以往的任何一个项目中，这个系统属性都没有设置，但都可以生成 数据库，不知道为什么在这里就不行了。自己动手给SchemaExport做了个包装，先设置org.xml.sax.driver系统属性值为 org.apache.xerces.parsers.SAXParser，再调用SchemaExport。</text:p>
        <text:p text:style-name="P2"> </text:p>
        <text:p text:style-name="P2"><text:span text:style-name="Strong_20_Emphasis">执行速度巨慢</text:span>??是因为没有开启工作流工厂的缓存。在osworkflow.xml定义文件中加上&lt; property key="cache" value="true" /&gt;，速度明显提高。第一次加载工作流定义时，XML解析和验证（validation）费时较多，改用JDOM解析 （CrimsonDOMAdapter），有所加快。</text:p>
        <text:p text:style-name="P2"> </text:p>
        <text:p text:style-name="P2">用Hibernate持久化时，OSWorkflow要求client提供SessionFactory，然后自主控制session和 transaction。我计划将它纳入G-Roller框架，直接向HibernateWorkflowStore提供SessionAdapter， 仍然用G-Roller统一管理session和transaction。首先要把核心部分的单元测试补起来，hani这个家伙从来不爱写测试，偶尔写几 个也是sample一样的，估计是OpenSymphony公司给他下的任务??就像我的文档任务一样。</text:p>
        <text:p text:style-name="P2">2004年04月7日, 星期三 23:19 (107566)</text:p>
      </text:section>
      <text:section text:style-name="Sect1" text:name="Section6">
        <text:h text:style-name="P1" text:outline-level="1" text:is-list-header="true"><text:bookmark text:name="main5"/>BeanShell的中文问题</text:h>
        <text:p text:style-name="P2">在XML文件中写这么一段BeanShell：</text:p>
        <text:p text:style-name="P2"> </text:p>
        <text:p text:style-name="P2">String status = getStatus();       // 通过某种途径得到状态</text:p>
        <text:p text:style-name="P2">System.out.println(status);       // 这里输出“未提交”</text:p>
        <text:p text:style-name="P2">System.out.println(status.indexOf("未提交"));</text:p>
        <text:p text:style-name="P2"> </text:p>
        <text:p text:style-name="P2">最后一句就得到了-1。</text:p>
        <text:p text:style-name="P2"> </text:p>
        <text:p text:style-name="P2">System.out.println("未提交");</text:p>
        <text:p text:style-name="P2"> </text:p>
        <text:p text:style-name="P2">这句直接就得到了乱码。这到底是XML解析器的问题呢还是BeanShell的问题呢？搞不拎清……再试一下去。</text:p>
        <text:p text:style-name="P2"> </text:p>
        <text:p text:style-name="P3">试过了，在Java里面写：</text:p>
        <text:p text:style-name="P2"> </text:p>
        <text:p text:style-name="P3">  Interpreter i = new Interpreter();<text:line-break/>  i.setClassLoader(getClass().getClassLoader());<text:line-break/>  i.eval("System.out.println(\"中文\");");</text:p>
        <text:p text:style-name="P2"> </text:p>
        <text:p text:style-name="P4">输出乱码。果然是BeanShell的问题。</text:p>
        <text:p text:style-name="P5">原来是BeanShell版本的问题，1.2就不支持中文，换成2.0就搞定了。现在我的工作流配置是这个样子：</text:p>
        <text:p text:style-name="P5">      &lt;actions&gt;<text:line-break/>        &lt;action id="1201" name="认领年检报告书"&gt;<text:line-break/>          &lt;restrict-to&gt;<text:line-break/>            &lt;conditions type="AND"&gt;<text:line-break/>              &lt;condition type="beanshell" name="bsh.condition"&gt;<text:line-break/>                &lt;arg name="script"&gt;<text:line-break/>                 com.opensymphony.workflow.util.beanshell.WorkflowStatus.isStatus(transientVars, "未认领");<text:line-break/>                &lt;/arg&gt;         <text:line-break/>              &lt;/condition&gt;<text:line-break/>            &lt;/conditions&gt;<text:line-break/>          &lt;/restrict-to&gt;<text:line-break/>          &lt;results&gt;<text:line-break/>            &lt;unconditional-result old-status="Finished" status="认领未初审" step="12" owner="${ycheckId}" /&gt;<text:line-break/>          &lt;/results&gt;<text:line-break/>        &lt;/action&gt;</text:p>
        <text:p text:style-name="P5">好漂亮哦！</text:p>
        <text:p text:style-name="P2">2004年04月8日, 星期四 14:56 (108228)</text:p>
      </text:section>
      <text:section text:style-name="Sect1" text:name="Section7">
        <text:h text:style-name="P1" text:outline-level="1" text:is-list-header="true"><text:bookmark text:name="main6"/>OSWorkflow真灵活</text:h>
        <text:p text:style-name="P2">比 如年检流程，“未提交年检报告书”的状态其实有好几种情况：首次填写未提交、报告书被退回未提交、初审不通过未提交。把这几个状态分别定义为 UnCommit1、UnCommit2、UnCommit3。在“提交”的动作那里判断条件时，用BeanShell写一个脚本：</text:p>
        <text:p text:style-name="P2"> </text:p>
        <text:p text:style-name="P2">String status = getStatus();</text:p>
        <text:p text:style-name="P2">status.indexOf("UnCommit") &gt;= 0;</text:p>
        <text:p text:style-name="P2"> </text:p>
        <text:p text:style-name="P2">也就是说，只要当前状态字中含有“UnCommit”字样，就可以执行“提交”的动作。嘿嘿，噶灵活地。现在要把BeanShell的中文问题解决一下，再试试分支流程。</text:p>
        <text:p text:style-name="P2">2004年04月8日, 星期四 15:44 (108339)</text:p>
      </text:section>
      <text:section text:style-name="Sect1" text:name="Section8">
        <text:h text:style-name="P1" text:outline-level="1" text:is-list-header="true"><text:bookmark text:name="main7"/>OSWorkflow中BeanShell的运行环境</text:h>
        <text:p text:style-name="P2">以 前问Potian“脚本可以做什么”，现在明白了。脚本语言具有无穷大的威力，只要你给它无穷大的运行环境（context）。设计可以嵌入脚本的框架 时，就要考虑给脚本怎样的context。一些最可能用到的东西，应该放在脚本伸手可及的地方；如果所有东西都可以通过一个全局Service Locator导航获得，那么脚本就什么都可以做。</text:p>
        <text:p text:style-name="P2"> </text:p>
        <text:p text:style-name="P2">com.opensymphony.workflow.util.beanshell这个包里的几个类就是OSWorkflow配置文件中 BeanShell脚本的运行环境，每个类对应一种BeanShell定义。譬如对于type="beanshell" name="bsh.condition"的BeanShell脚本，它得到的运行环境是这样设置的 （BeanShellCondition.passesCondition方法）：</text:p>
        <text:p text:style-name="P2"> </text:p>
        <text:p text:style-name="P2">        Interpreter i = new Interpreter();  // BeanShell解释器<text:line-break/>        Map transientVars;</text:p>
        <text:p text:style-name="P2">        PropertySet ps;</text:p>
        <text:p text:style-name="P2">        WorkflowContext context;<text:line-break/>        WorkflowEntry entry;</text:p>
        <text:p text:style-name="P2">        ClassLoader loader;</text:p>
        <text:p text:style-name="P2">            i.set("entry", entry);<text:line-break/>            i.set("context", context);<text:line-break/>            i.set("transientVars", transientVars);<text:line-break/>            i.set("propertySet", ps);<text:line-break/>            i.set("jn", transientVars.get("jn"));</text:p>
        <text:p text:style-name="P2"><text:line-break/> </text:p>
        <text:p text:style-name="P2">通过entry变量（WorkflowEntry）可以得到工作流ID、名称、状态（激活、挂起、结束等等）；通过context变量 （WorkflowContext）可以得到调用者（caller，我打算用这个值来作为每个工作流实例的唯一标识，不知道是否合理）； transientVars是一个Map，传递临时性的参数；propertySet是持久化的属性设置。</text:p>
        <text:p text:style-name="P2"> </text:p>
        <text:p text:style-name="P2">jn变量是用在join节点中的——当两个流程需要合并时，就会进入一个join节点。譬如说，年检流程和广告审查流程、注册流程和并联审批流 程，它们的合并就要在一个join节点中判断两条流程是否都达到合适的位置。调用jn.getStep()方法可以获得任意一个step，然后调用 getStatus()方法就可以判断任意step的当前状态。</text:p>
        <text:p text:style-name="P2">2004年04月8日, 星期四 22:38 (109107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2:46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115" meta:word-count="807" meta:character-count="6315"/>
  </office:meta>
</office:document-meta>
</file>